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9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ffff99" fo:border="0.0008in solid #000000"/>
    </style:style>
    <style:style style:name="ce10" style:family="table-cell" style:parent-style-name="Default" style:data-style-name="N118">
      <style:table-cell-properties fo:border="0.0008in solid #000000"/>
    </style:style>
    <style:style style:name="ce11" style:family="table-cell" style:parent-style-name="Default" style:data-style-name="N118">
      <style:table-cell-properties fo:background-color="#ffff99" fo:border="0.0008in solid #000000"/>
    </style:style>
    <style:style style:name="ce12" style:family="table-cell" style:parent-style-name="Default">
      <style:table-cell-properties fo:background-color="#ffff99" style:text-align-source="fix" style:repeat-content="false" fo:border="0.0008in solid #000000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</office:automatic-styles>
  <office:body>
    <office:spreadsheet>
      <table:table table:name="DTMF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DTMF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7">
            <text:p>697</text:p>
          </table:table-cell>
          <table:table-cell table:formula="of:=[.B5]*2" office:value-type="float" office:value="1394">
            <text:p>1394</text:p>
          </table:table-cell>
          <table:table-cell table:formula="of:=[.B5]*3" office:value-type="float" office:value="2091">
            <text:p>2091</text:p>
          </table:table-cell>
          <table:table-cell table:formula="of:=[.B5]*4" office:value-type="float" office:value="2788">
            <text:p>2788</text:p>
          </table:table-cell>
          <table:table-cell table:formula="of:=[.B5]*5" office:value-type="float" office:value="3485">
            <text:p>3485</text:p>
          </table:table-cell>
          <table:table-cell table:formula="of:=[.B5]*6" office:value-type="float" office:value="4182">
            <text:p>4182</text:p>
          </table:table-cell>
          <table:table-cell/>
        </table:table-row>
        <table:table-row table:style-name="ro1">
          <table:table-cell/>
          <table:table-cell office:value-type="float" office:value="770">
            <text:p>770</text:p>
          </table:table-cell>
          <table:table-cell table:formula="of:=[.B6]*2" office:value-type="float" office:value="1540">
            <text:p>1540</text:p>
          </table:table-cell>
          <table:table-cell table:formula="of:=[.B6]*3" office:value-type="float" office:value="2310">
            <text:p>2310</text:p>
          </table:table-cell>
          <table:table-cell table:formula="of:=[.B6]*4" office:value-type="float" office:value="3080">
            <text:p>3080</text:p>
          </table:table-cell>
          <table:table-cell table:formula="of:=[.B6]*5" office:value-type="float" office:value="3850">
            <text:p>3850</text:p>
          </table:table-cell>
          <table:table-cell table:formula="of:=[.B6]*6" office:value-type="float" office:value="4620">
            <text:p>4620</text:p>
          </table:table-cell>
          <table:table-cell/>
        </table:table-row>
        <table:table-row table:style-name="ro1">
          <table:table-cell/>
          <table:table-cell office:value-type="float" office:value="852">
            <text:p>852</text:p>
          </table:table-cell>
          <table:table-cell table:formula="of:=[.B7]*2" office:value-type="float" office:value="1704">
            <text:p>1704</text:p>
          </table:table-cell>
          <table:table-cell table:formula="of:=[.B7]*3" office:value-type="float" office:value="2556">
            <text:p>2556</text:p>
          </table:table-cell>
          <table:table-cell table:formula="of:=[.B7]*4" office:value-type="float" office:value="3408">
            <text:p>3408</text:p>
          </table:table-cell>
          <table:table-cell table:formula="of:=[.B7]*5" office:value-type="float" office:value="4260">
            <text:p>4260</text:p>
          </table:table-cell>
          <table:table-cell table:formula="of:=[.B7]*6" office:value-type="float" office:value="5112">
            <text:p>5112</text:p>
          </table:table-cell>
          <table:table-cell/>
        </table:table-row>
        <table:table-row table:style-name="ro1">
          <table:table-cell/>
          <table:table-cell office:value-type="float" office:value="941">
            <text:p>941</text:p>
          </table:table-cell>
          <table:table-cell table:formula="of:=[.B8]*2" office:value-type="float" office:value="1882">
            <text:p>1882</text:p>
          </table:table-cell>
          <table:table-cell table:formula="of:=[.B8]*3" office:value-type="float" office:value="2823">
            <text:p>2823</text:p>
          </table:table-cell>
          <table:table-cell table:formula="of:=[.B8]*4" office:value-type="float" office:value="3764">
            <text:p>3764</text:p>
          </table:table-cell>
          <table:table-cell table:formula="of:=[.B8]*5" office:value-type="float" office:value="4705">
            <text:p>4705</text:p>
          </table:table-cell>
          <table:table-cell table:formula="of:=[.B8]*6" office:value-type="float" office:value="5646">
            <text:p>564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209">
            <text:p>1209</text:p>
          </table:table-cell>
          <table:table-cell table:formula="of:=[.B10]*2" office:value-type="float" office:value="2418">
            <text:p>2418</text:p>
          </table:table-cell>
          <table:table-cell table:formula="of:=[.B10]*3" office:value-type="float" office:value="3627">
            <text:p>3627</text:p>
          </table:table-cell>
          <table:table-cell table:formula="of:=[.B10]*4" office:value-type="float" office:value="4836">
            <text:p>4836</text:p>
          </table:table-cell>
          <table:table-cell table:formula="of:=[.B10]*5" office:value-type="float" office:value="6045">
            <text:p>6045</text:p>
          </table:table-cell>
          <table:table-cell table:formula="of:=[.B10]*6" office:value-type="float" office:value="7254">
            <text:p>7254</text:p>
          </table:table-cell>
          <table:table-cell/>
        </table:table-row>
        <table:table-row table:style-name="ro1">
          <table:table-cell/>
          <table:table-cell office:value-type="float" office:value="1336">
            <text:p>1336</text:p>
          </table:table-cell>
          <table:table-cell table:formula="of:=[.B11]*2" office:value-type="float" office:value="2672">
            <text:p>2672</text:p>
          </table:table-cell>
          <table:table-cell table:formula="of:=[.B11]*3" office:value-type="float" office:value="4008">
            <text:p>4008</text:p>
          </table:table-cell>
          <table:table-cell table:formula="of:=[.B11]*4" office:value-type="float" office:value="5344">
            <text:p>5344</text:p>
          </table:table-cell>
          <table:table-cell table:formula="of:=[.B11]*5" office:value-type="float" office:value="6680">
            <text:p>6680</text:p>
          </table:table-cell>
          <table:table-cell table:formula="of:=[.B11]*6" office:value-type="float" office:value="8016">
            <text:p>8016</text:p>
          </table:table-cell>
          <table:table-cell/>
        </table:table-row>
        <table:table-row table:style-name="ro1">
          <table:table-cell/>
          <table:table-cell office:value-type="float" office:value="1447">
            <text:p>1447</text:p>
          </table:table-cell>
          <table:table-cell table:formula="of:=[.B12]*2" office:value-type="float" office:value="2894">
            <text:p>2894</text:p>
          </table:table-cell>
          <table:table-cell table:formula="of:=[.B12]*3" office:value-type="float" office:value="4341">
            <text:p>4341</text:p>
          </table:table-cell>
          <table:table-cell table:formula="of:=[.B12]*4" office:value-type="float" office:value="5788">
            <text:p>5788</text:p>
          </table:table-cell>
          <table:table-cell table:formula="of:=[.B12]*5" office:value-type="float" office:value="7235">
            <text:p>7235</text:p>
          </table:table-cell>
          <table:table-cell table:formula="of:=[.B12]*6" office:value-type="float" office:value="8682">
            <text:p>8682</text:p>
          </table:table-cell>
          <table:table-cell/>
        </table:table-row>
        <table:table-row table:style-name="ro1">
          <table:table-cell/>
          <table:table-cell office:value-type="float" office:value="1633">
            <text:p>1633</text:p>
          </table:table-cell>
          <table:table-cell table:formula="of:=[.B13]*2" office:value-type="float" office:value="3266">
            <text:p>3266</text:p>
          </table:table-cell>
          <table:table-cell table:formula="of:=[.B13]*3" office:value-type="float" office:value="4899">
            <text:p>4899</text:p>
          </table:table-cell>
          <table:table-cell table:formula="of:=[.B13]*4" office:value-type="float" office:value="6532">
            <text:p>6532</text:p>
          </table:table-cell>
          <table:table-cell table:formula="of:=[.B13]*5" office:value-type="float" office:value="8165">
            <text:p>8165</text:p>
          </table:table-cell>
          <table:table-cell table:formula="of:=[.B13]*6" office:value-type="float" office:value="9798">
            <text:p>979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/>
          <table:table-cell office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[.$A$16]/[.A17]" office:value-type="float" office:value="2666.66666666667">
            <text:p>2666.666666666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[.$A$16]/[.A18]" office:value-type="float" office:value="1600">
            <text:p>160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[.$A$16]/[.A19]" office:value-type="float" office:value="1142.85714285714">
            <text:p>1142.857142857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[.$A$16]/[.A20]" office:value-type="float" office:value="1000">
            <text:p>100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[.$A$16]/[.A21]" office:value-type="float" office:value="727.272727272727">
            <text:p>727.272727272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[.$A$16]/[.A22]" office:value-type="float" office:value="615.384615384615">
            <text:p>615.3846153846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[.$A$16]/[.A23]" office:value-type="float" office:value="533.333333333333">
            <text:p>533.333333333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f:=[.$A$16]/[.A24]" office:value-type="float" office:value="470.588235294118">
            <text:p>470.588235294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1/8000" office:value-type="float" office:value="0.000125">
            <text:p>0.000125</text:p>
          </table:table-cell>
          <table:table-cell/>
          <table:table-cell office:value-type="string">
            <text:p>cycles</text:p>
          </table:table-cell>
          <table:table-cell office:value-type="string">
            <text:p>20ms</text:p>
          </table:table-cell>
          <table:table-cell office:value-type="string">
            <text:p>8000kHz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$A$26]*[.A27]" office:value-type="float" office:value="0.000625">
            <text:p>0.000625</text:p>
          </table:table-cell>
          <table:table-cell office:value-type="float" office:value="32">
            <text:p>32</text:p>
          </table:table-cell>
          <table:table-cell table:style-name="ce1" table:formula="of:=[.B27]*[.C27]" office:value-type="float" office:value="0.02">
            <text:p>0.0200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$A$26]*[.A28]" office:value-type="float" office:value="0.000875">
            <text:p>0.000875</text:p>
          </table:table-cell>
          <table:table-cell office:value-type="float" office:value="23">
            <text:p>23</text:p>
          </table:table-cell>
          <table:table-cell table:style-name="ce1" table:formula="of:=[.B28]*[.C28]" office:value-type="float" office:value="0.020125">
            <text:p>0.0201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[.$A$26]*[.A29]" office:value-type="float" office:value="0.001">
            <text:p>0.001000</text:p>
          </table:table-cell>
          <table:table-cell office:value-type="float" office:value="20">
            <text:p>20</text:p>
          </table:table-cell>
          <table:table-cell table:style-name="ce1" table:formula="of:=[.B29]*[.C29]" office:value-type="float" office:value="0.02">
            <text:p>0.0200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$A$26]*[.A30]" office:value-type="float" office:value="0.001375">
            <text:p>0.001375</text:p>
          </table:table-cell>
          <table:table-cell office:value-type="float" office:value="15">
            <text:p>15</text:p>
          </table:table-cell>
          <table:table-cell table:style-name="ce1" table:formula="of:=[.B30]*[.C30]" office:value-type="float" office:value="0.020625">
            <text:p>0.02062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$A$26]*[.A31]" office:value-type="float" office:value="0.001625">
            <text:p>0.001625</text:p>
          </table:table-cell>
          <table:table-cell office:value-type="float" office:value="12">
            <text:p>12</text:p>
          </table:table-cell>
          <table:table-cell table:style-name="ce1" table:formula="of:=[.B31]*[.C31]" office:value-type="float" office:value="0.0195">
            <text:p>0.0195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$A$26]*[.A32]" office:value-type="float" office:value="0.001875">
            <text:p>0.001875</text:p>
          </table:table-cell>
          <table:table-cell office:value-type="float" office:value="11">
            <text:p>11</text:p>
          </table:table-cell>
          <table:table-cell table:style-name="ce1" table:formula="of:=[.B32]*[.C32]" office:value-type="float" office:value="0.020625">
            <text:p>0.02062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$A$26]*[.A33]" office:value-type="float" office:value="0.002125">
            <text:p>0.002125</text:p>
          </table:table-cell>
          <table:table-cell office:value-type="float" office:value="9">
            <text:p>9</text:p>
          </table:table-cell>
          <table:table-cell table:style-name="ce1" table:formula="of:=[.B33]*[.C33]" office:value-type="float" office:value="0.019125">
            <text:p>0.0191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1/8000" office:value-type="float" office:value="0.000125">
            <text:p>0.000125</text:p>
          </table:table-cell>
          <table:table-cell/>
          <table:table-cell office:value-type="string">
            <text:p>cycles</text:p>
          </table:table-cell>
          <table:table-cell office:value-type="string">
            <text:p>80ms</text:p>
          </table:table-cell>
          <table:table-cell office:value-type="string">
            <text:p>8000kHz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[.$A$35]*[.A36]" office:value-type="float" office:value="0.000625">
            <text:p>0.000625</text:p>
          </table:table-cell>
          <table:table-cell office:value-type="float" office:value="128">
            <text:p>128</text:p>
          </table:table-cell>
          <table:table-cell table:style-name="ce1" table:formula="of:=[.B36]*[.C36]" office:value-type="float" office:value="0.08">
            <text:p>0.080000</text:p>
          </table:table-cell>
          <table:table-cell table:style-name="ce3" table:formula="of:=1/[.B36]" office:value-type="float" office:value="1600">
            <text:p>1600.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[.$A$35]*[.A37]" office:value-type="float" office:value="0.00075">
            <text:p>0.000750</text:p>
          </table:table-cell>
          <table:table-cell office:value-type="float" office:value="107">
            <text:p>107</text:p>
          </table:table-cell>
          <table:table-cell table:style-name="ce1" table:formula="of:=[.B37]*[.C37]" office:value-type="float" office:value="0.08025">
            <text:p>0.080250</text:p>
          </table:table-cell>
          <table:table-cell table:style-name="ce3" table:formula="of:=1/[.B37]" office:value-type="float" office:value="1333.33333333333">
            <text:p>1333.3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[.$A$35]*[.A38]" office:value-type="float" office:value="0.000875">
            <text:p>0.000875</text:p>
          </table:table-cell>
          <table:table-cell office:value-type="float" office:value="91">
            <text:p>91</text:p>
          </table:table-cell>
          <table:table-cell table:style-name="ce1" table:formula="of:=[.B38]*[.C38]" office:value-type="float" office:value="0.079625">
            <text:p>0.079625</text:p>
          </table:table-cell>
          <table:table-cell table:style-name="ce3" table:formula="of:=1/[.B38]" office:value-type="float" office:value="1142.85714285714">
            <text:p>1142.8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[.$A$35]*[.A39]" office:value-type="float" office:value="0.001">
            <text:p>0.001000</text:p>
          </table:table-cell>
          <table:table-cell office:value-type="float" office:value="80">
            <text:p>80</text:p>
          </table:table-cell>
          <table:table-cell table:style-name="ce1" table:formula="of:=[.B39]*[.C39]" office:value-type="float" office:value="0.08">
            <text:p>0.080000</text:p>
          </table:table-cell>
          <table:table-cell table:style-name="ce3" table:formula="of:=1/[.B39]" office:value-type="float" office:value="1000">
            <text:p>1000.0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[.$A$35]*[.A40]" office:value-type="float" office:value="0.001125">
            <text:p>0.001125</text:p>
          </table:table-cell>
          <table:table-cell office:value-type="float" office:value="71">
            <text:p>71</text:p>
          </table:table-cell>
          <table:table-cell table:style-name="ce1" table:formula="of:=[.B40]*[.C40]" office:value-type="float" office:value="0.079875">
            <text:p>0.079875</text:p>
          </table:table-cell>
          <table:table-cell table:style-name="ce3" table:formula="of:=1/[.B40]" office:value-type="float" office:value="888.888888888889">
            <text:p>888.8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[.$A$35]*[.A41]" office:value-type="float" office:value="0.00125">
            <text:p>0.001250</text:p>
          </table:table-cell>
          <table:table-cell office:value-type="float" office:value="64">
            <text:p>64</text:p>
          </table:table-cell>
          <table:table-cell table:style-name="ce1" table:formula="of:=[.B41]*[.C41]" office:value-type="float" office:value="0.08">
            <text:p>0.080000</text:p>
          </table:table-cell>
          <table:table-cell table:style-name="ce3" table:formula="of:=1/[.B41]" office:value-type="float" office:value="800">
            <text:p>800.0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[.$A$35]*[.A42]" office:value-type="float" office:value="0.001375">
            <text:p>0.001375</text:p>
          </table:table-cell>
          <table:table-cell office:value-type="float" office:value="58">
            <text:p>58</text:p>
          </table:table-cell>
          <table:table-cell table:style-name="ce1" table:formula="of:=[.B42]*[.C42]" office:value-type="float" office:value="0.07975">
            <text:p>0.079750</text:p>
          </table:table-cell>
          <table:table-cell table:style-name="ce3" table:formula="of:=1/[.B42]" office:value-type="float" office:value="727.272727272727">
            <text:p>727.2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[.$A$35]*[.A43]" office:value-type="float" office:value="0.0015">
            <text:p>0.001500</text:p>
          </table:table-cell>
          <table:table-cell office:value-type="float" office:value="53">
            <text:p>53</text:p>
          </table:table-cell>
          <table:table-cell table:style-name="ce1" table:formula="of:=[.B43]*[.C43]" office:value-type="float" office:value="0.0795">
            <text:p>0.079500</text:p>
          </table:table-cell>
          <table:table-cell table:style-name="ce3" table:formula="of:=1/[.B43]" office:value-type="float" office:value="666.666666666667">
            <text:p>666.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TMF</text:p>
          </table:table-cell>
          <table:table-cell/>
          <table:table-cell office:value-type="string">
            <text:p>CPU</text:p>
          </table:table-cell>
          <table:table-cell office:value-type="float" office:value="20000000">
            <text:p>20000000</text:p>
          </table:table-cell>
          <table:table-cell office:value-type="string">
            <text:p>Hz</text:p>
          </table:table-cell>
          <table:table-cell/>
          <table:table-cell table:style-name="ce4" office:value-type="string">
            <text:p>DTMF</text:p>
          </table:table-cell>
        </table:table-row>
        <table:table-row table:style-name="ro1">
          <table:table-cell table:number-columns-repeated="3"/>
          <table:table-cell office:value-type="string">
            <text:p>Freq</text:p>
          </table:table-cell>
          <table:table-cell office:value-type="string">
            <text:p>Timer B CTC</text:p>
          </table:table-cell>
          <table:table-cell/>
          <table:table-cell office:value-type="string">
            <text:p>B CTC</text:p>
          </table:table-cell>
          <table:table-cell office:value-type="string">
            <text:p>Freq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SIN(2*PI()*[.A47]/8)" office:value-type="float" office:value="0">
            <text:p>0.0000</text:p>
          </table:table-cell>
          <table:table-cell/>
          <table:table-cell office:value-type="float" office:value="697">
            <text:p>697</text:p>
          </table:table-cell>
          <table:table-cell table:formula="of:=[.$E$45]/([.D47]*8)" office:value-type="float" office:value="3586.80057388809">
            <text:p>3586.8005738881</text:p>
          </table:table-cell>
          <table:table-cell/>
          <table:table-cell office:value-type="float" office:value="3587">
            <text:p>3587</text:p>
          </table:table-cell>
          <table:table-cell table:style-name="ce5" table:formula="of:=([.$E$45]/8)/[.G47]" office:value-type="float" office:value="696.961248954558">
            <text:p>697.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SIN(2*PI()*[.A48]/8)" office:value-type="float" office:value="0.707106781186547">
            <text:p>0.7071</text:p>
          </table:table-cell>
          <table:table-cell/>
          <table:table-cell office:value-type="float" office:value="770">
            <text:p>770</text:p>
          </table:table-cell>
          <table:table-cell table:formula="of:=[.$E$45]/([.D48]*8)" office:value-type="float" office:value="3246.75324675325">
            <text:p>3246.7532467533</text:p>
          </table:table-cell>
          <table:table-cell/>
          <table:table-cell office:value-type="float" office:value="3247">
            <text:p>3247</text:p>
          </table:table-cell>
          <table:table-cell table:style-name="ce5" table:formula="of:=([.$E$45]/8)/[.G48]" office:value-type="float" office:value="769.941484447182">
            <text:p>769.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SIN(2*PI()*[.A49]/8)" office:value-type="float" office:value="1">
            <text:p>1.0000</text:p>
          </table:table-cell>
          <table:table-cell/>
          <table:table-cell office:value-type="float" office:value="852">
            <text:p>852</text:p>
          </table:table-cell>
          <table:table-cell table:formula="of:=[.$E$45]/([.D49]*8)" office:value-type="float" office:value="2934.27230046948">
            <text:p>2934.2723004695</text:p>
          </table:table-cell>
          <table:table-cell/>
          <table:table-cell office:value-type="float" office:value="2934">
            <text:p>2934</text:p>
          </table:table-cell>
          <table:table-cell table:style-name="ce5" table:formula="of:=([.$E$45]/8)/[.G49]" office:value-type="float" office:value="852.079072937969">
            <text:p>852.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SIN(2*PI()*[.A50]/8)" office:value-type="float" office:value="0.707106781186548">
            <text:p>0.7071</text:p>
          </table:table-cell>
          <table:table-cell/>
          <table:table-cell office:value-type="float" office:value="941">
            <text:p>941</text:p>
          </table:table-cell>
          <table:table-cell table:formula="of:=[.$E$45]/([.D50]*8)" office:value-type="float" office:value="2656.7481402763">
            <text:p>2656.7481402763</text:p>
          </table:table-cell>
          <table:table-cell/>
          <table:table-cell office:value-type="float" office:value="2657">
            <text:p>2657</text:p>
          </table:table-cell>
          <table:table-cell table:style-name="ce5" table:formula="of:=([.$E$45]/8)/[.G50]" office:value-type="float" office:value="940.910801656003">
            <text:p>94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SIN(2*PI()*[.A51]/8)" office:value-type="float" office:value="1.22464679914735E-016">
            <text:p>0.0000</text:p>
          </table:table-cell>
          <table:table-cell/>
          <table:table-cell office:value-type="float" office:value="1209">
            <text:p>1209</text:p>
          </table:table-cell>
          <table:table-cell table:formula="of:=[.$E$45]/([.D51]*8)" office:value-type="float" office:value="2067.82464846981">
            <text:p>2067.8246484698</text:p>
          </table:table-cell>
          <table:table-cell/>
          <table:table-cell office:value-type="float" office:value="2068">
            <text:p>2068</text:p>
          </table:table-cell>
          <table:table-cell table:style-name="ce5" table:formula="of:=([.$E$45]/8)/[.G51]" office:value-type="float" office:value="1208.89748549323">
            <text:p>1208.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SIN(2*PI()*[.A52]/8)" office:value-type="float" office:value="-0.707106781186547">
            <text:p>-0.7071</text:p>
          </table:table-cell>
          <table:table-cell/>
          <table:table-cell office:value-type="float" office:value="1336">
            <text:p>1336</text:p>
          </table:table-cell>
          <table:table-cell table:formula="of:=[.$E$45]/([.D52]*8)" office:value-type="float" office:value="1871.25748502994">
            <text:p>1871.2574850299</text:p>
          </table:table-cell>
          <table:table-cell/>
          <table:table-cell office:value-type="float" office:value="1871">
            <text:p>1871</text:p>
          </table:table-cell>
          <table:table-cell table:style-name="ce5" table:formula="of:=([.$E$45]/8)/[.G52]" office:value-type="float" office:value="1336.18385889898">
            <text:p>1336.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SIN(2*PI()*[.A53]/8)" office:value-type="float" office:value="-1">
            <text:p>-1.0000</text:p>
          </table:table-cell>
          <table:table-cell/>
          <table:table-cell office:value-type="float" office:value="1447">
            <text:p>1447</text:p>
          </table:table-cell>
          <table:table-cell table:formula="of:=[.$E$45]/([.D53]*8)" office:value-type="float" office:value="1727.71250863856">
            <text:p>1727.7125086386</text:p>
          </table:table-cell>
          <table:table-cell/>
          <table:table-cell office:value-type="float" office:value="1728">
            <text:p>1728</text:p>
          </table:table-cell>
          <table:table-cell table:style-name="ce5" table:formula="of:=([.$E$45]/8)/[.G53]" office:value-type="float" office:value="1446.75925925926">
            <text:p>144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SIN(2*PI()*[.A54]/8)" office:value-type="float" office:value="-0.707106781186548">
            <text:p>-0.7071</text:p>
          </table:table-cell>
          <table:table-cell/>
          <table:table-cell office:value-type="float" office:value="1633">
            <text:p>1633</text:p>
          </table:table-cell>
          <table:table-cell table:formula="of:=[.$E$45]/([.D54]*8)" office:value-type="float" office:value="1530.92467850582">
            <text:p>1530.9246785058</text:p>
          </table:table-cell>
          <table:table-cell/>
          <table:table-cell office:value-type="float" office:value="1530">
            <text:p>1530</text:p>
          </table:table-cell>
          <table:table-cell table:style-name="ce5" table:formula="of:=([.$E$45]/8)/[.G54]" office:value-type="float" office:value="1633.98692810458">
            <text:p>1634.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125000">
            <text:p>125000</text:p>
          </table:table-cell>
          <table:table-cell table:formula="of:=[.$E$45]/([.D57]*8)" office:value-type="float" office:value="20">
            <text:p>20</text:p>
          </table:table-cell>
          <table:table-cell table:number-columns-repeated="3"/>
        </table:table-row>
      </table:table>
      <table:table table:name="R2 Comm" table:style-name="ta1" table:print="false">
        <table:table-column table:style-name="co2" table:default-cell-style-name="ce8"/>
        <table:table-column table:style-name="co2" table:number-columns-repeated="2" table:default-cell-style-name="ce10"/>
        <table:table-column table:style-name="co3" table:default-cell-style-name="ce6"/>
        <table:table-column table:style-name="co2" table:number-columns-repeated="2" table:default-cell-style-name="ce8"/>
        <table:table-column table:style-name="co2" table:default-cell-style-name="ce6"/>
        <table:table-column table:style-name="co2" table:number-columns-repeated="5" table:default-cell-style-name="Default"/>
        <table:table-row table:style-name="ro1">
          <table:table-cell table:style-name="Default" office:value-type="string">
            <text:p>Use 32 sample points to generate an N cycle wave. 8*32=256 Flash/SRAM bytes.</text:p>
          </table:table-cell>
          <table:table-cell table:style-name="Default" table:number-columns-repeated="3"/>
          <table:table-cell table:style-name="ce13"/>
          <table:table-cell table:style-name="ce1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Sample rate = 0.000125 s or 125us or 8kHz.</text:p>
          </table:table-cell>
          <table:table-cell table:style-name="Default" table:number-columns-repeated="3"/>
          <table:table-cell table:style-name="ce1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>
            <text:p>m=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7" office:value-type="string">
            <text:p>0 → 0x7F</text:p>
          </table:table-cell>
          <table:table-cell/>
          <table:table-cell table:style-name="ce15" office:value-type="string" table:number-columns-spanned="2" table:number-rows-spanned="1">
            <text:p>m/(0.000125*32)</text:p>
          </table:table-cell>
          <table:covered-table-cell table:style-name="ce8"/>
          <table:table-cell table:number-columns-repeated="5"/>
        </table:table-row>
        <table:table-row table:style-name="ro1">
          <table:table-cell table:style-name="ce7" office:value-type="string">
            <text:p>n</text:p>
          </table:table-cell>
          <table:table-cell table:style-name="ce7" office:value-type="string">
            <text:p>n*m/32</text:p>
          </table:table-cell>
          <table:table-cell table:style-name="ce7" office:value-type="string">
            <text:p>sin(2*Pi*x)</text:p>
          </table:table-cell>
          <table:table-cell table:style-name="ce8" office:value-type="string">
            <text:p>Hex 7bit DAC</text:p>
          </table:table-cell>
          <table:table-cell table:style-name="ce7" office:value-type="string">
            <text:p>m</text:p>
          </table:table-cell>
          <table:table-cell table:style-name="ce7" office:value-type="string">
            <text:p>Freq</text:p>
          </table:table-cell>
          <table:table-cell table:style-name="ce7" office:value-type="string">
            <text:p>Use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]*[.$B$3]/32" office:value-type="float" office:value="0">
            <text:p>0.0000</text:p>
          </table:table-cell>
          <table:table-cell table:formula="of:=SIN(2*PI()*[.B5])" office:value-type="float" office:value="0">
            <text:p>0.0000</text:p>
          </table:table-cell>
          <table:table-cell table:formula="of:=DEC2HEX(0.5+([.C5]*0.5*126);2)" office:value-type="string" office:string-value="00">
            <text:p>00</text:p>
          </table:table-cell>
          <table:table-cell office:value-type="float" office:value="1">
            <text:p>1</text:p>
          </table:table-cell>
          <table:table-cell table:formula="of:=[.E5]/(0.000125*32)" office:value-type="float" office:value="250">
            <text:p>25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5]+1" office:value-type="float" office:value="1">
            <text:p>1</text:p>
          </table:table-cell>
          <table:table-cell table:formula="of:=[.A6]*[.$B$3]/32" office:value-type="float" office:value="0.125">
            <text:p>0.1250</text:p>
          </table:table-cell>
          <table:table-cell table:formula="of:=SIN(2*PI()*[.B6])" office:value-type="float" office:value="0.707106781186547">
            <text:p>0.7071</text:p>
          </table:table-cell>
          <table:table-cell table:formula="of:=DEC2HEX(0.5+([.C6]*0.5*126);2)" office:value-type="string" office:string-value="2D">
            <text:p>2D</text:p>
          </table:table-cell>
          <table:table-cell table:formula="of:=1+[.E5]" office:value-type="float" office:value="2">
            <text:p>2</text:p>
          </table:table-cell>
          <table:table-cell table:formula="of:=[.E6]/(0.000125*32)" office:value-type="float" office:value="500">
            <text:p>50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6]+1" office:value-type="float" office:value="2">
            <text:p>2</text:p>
          </table:table-cell>
          <table:table-cell table:formula="of:=[.A7]*[.$B$3]/32" office:value-type="float" office:value="0.25">
            <text:p>0.2500</text:p>
          </table:table-cell>
          <table:table-cell table:formula="of:=SIN(2*PI()*[.B7])" office:value-type="float" office:value="1">
            <text:p>1.0000</text:p>
          </table:table-cell>
          <table:table-cell table:formula="of:=DEC2HEX(0.5+([.C7]*0.5*126);2)" office:value-type="string" office:string-value="3F">
            <text:p>3F</text:p>
          </table:table-cell>
          <table:table-cell table:formula="of:=1+[.E6]" office:value-type="float" office:value="3">
            <text:p>3</text:p>
          </table:table-cell>
          <table:table-cell table:formula="of:=[.E7]/(0.000125*32)" office:value-type="float" office:value="750">
            <text:p>75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7]+1" office:value-type="float" office:value="3">
            <text:p>3</text:p>
          </table:table-cell>
          <table:table-cell table:formula="of:=[.A8]*[.$B$3]/32" office:value-type="float" office:value="0.375">
            <text:p>0.3750</text:p>
          </table:table-cell>
          <table:table-cell table:formula="of:=SIN(2*PI()*[.B8])" office:value-type="float" office:value="0.707106781186548">
            <text:p>0.7071</text:p>
          </table:table-cell>
          <table:table-cell table:formula="of:=DEC2HEX(0.5+([.C8]*0.5*126);2)" office:value-type="string" office:string-value="2D">
            <text:p>2D</text:p>
          </table:table-cell>
          <table:table-cell table:formula="of:=1+[.E7]" office:value-type="float" office:value="4">
            <text:p>4</text:p>
          </table:table-cell>
          <table:table-cell table:formula="of:=[.E8]/(0.000125*32)" office:value-type="float" office:value="1000">
            <text:p>100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8]+1" office:value-type="float" office:value="4">
            <text:p>4</text:p>
          </table:table-cell>
          <table:table-cell table:formula="of:=[.A9]*[.$B$3]/32" office:value-type="float" office:value="0.5">
            <text:p>0.5000</text:p>
          </table:table-cell>
          <table:table-cell table:formula="of:=SIN(2*PI()*[.B9])" office:value-type="float" office:value="1.22464679914735E-016">
            <text:p>0.0000</text:p>
          </table:table-cell>
          <table:table-cell table:formula="of:=DEC2HEX(0.5+([.C9]*0.5*126);2)" office:value-type="string" office:string-value="00">
            <text:p>00</text:p>
          </table:table-cell>
          <table:table-cell table:formula="of:=1+[.E8]" office:value-type="float" office:value="5">
            <text:p>5</text:p>
          </table:table-cell>
          <table:table-cell table:formula="of:=[.E9]/(0.000125*32)" office:value-type="float" office:value="1250">
            <text:p>125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9]+1" office:value-type="float" office:value="5">
            <text:p>5</text:p>
          </table:table-cell>
          <table:table-cell table:formula="of:=[.A10]*[.$B$3]/32" office:value-type="float" office:value="0.625">
            <text:p>0.6250</text:p>
          </table:table-cell>
          <table:table-cell table:formula="of:=SIN(2*PI()*[.B10])" office:value-type="float" office:value="-0.707106781186547">
            <text:p>-0.7071</text:p>
          </table:table-cell>
          <table:table-cell table:formula="of:=DEC2HEX(0.5+([.C10]*0.5*126);2)" office:value-type="string" office:string-value="FFFFFFFFD3">
            <text:p>FFFFFFFFD3</text:p>
          </table:table-cell>
          <table:table-cell table:formula="of:=1+[.E9]" office:value-type="float" office:value="6">
            <text:p>6</text:p>
          </table:table-cell>
          <table:table-cell table:formula="of:=[.E10]/(0.000125*32)" office:value-type="float" office:value="1500">
            <text:p>150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0]+1" office:value-type="float" office:value="6">
            <text:p>6</text:p>
          </table:table-cell>
          <table:table-cell table:formula="of:=[.A11]*[.$B$3]/32" office:value-type="float" office:value="0.75">
            <text:p>0.7500</text:p>
          </table:table-cell>
          <table:table-cell table:formula="of:=SIN(2*PI()*[.B11])" office:value-type="float" office:value="-1">
            <text:p>-1.0000</text:p>
          </table:table-cell>
          <table:table-cell table:formula="of:=DEC2HEX(0.5+([.C11]*0.5*126);2)" office:value-type="string" office:string-value="FFFFFFFFC1">
            <text:p>FFFFFFFFC1</text:p>
          </table:table-cell>
          <table:table-cell table:formula="of:=1+[.E10]" office:value-type="float" office:value="7">
            <text:p>7</text:p>
          </table:table-cell>
          <table:table-cell table:formula="of:=[.E11]/(0.000125*32)" office:value-type="float" office:value="1750">
            <text:p>175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1]+1" office:value-type="float" office:value="7">
            <text:p>7</text:p>
          </table:table-cell>
          <table:table-cell table:formula="of:=[.A12]*[.$B$3]/32" office:value-type="float" office:value="0.875">
            <text:p>0.8750</text:p>
          </table:table-cell>
          <table:table-cell table:formula="of:=SIN(2*PI()*[.B12])" office:value-type="float" office:value="-0.707106781186548">
            <text:p>-0.7071</text:p>
          </table:table-cell>
          <table:table-cell table:formula="of:=DEC2HEX(0.5+([.C12]*0.5*126);2)" office:value-type="string" office:string-value="FFFFFFFFD3">
            <text:p>FFFFFFFFD3</text:p>
          </table:table-cell>
          <table:table-cell table:formula="of:=1+[.E11]" office:value-type="float" office:value="8">
            <text:p>8</text:p>
          </table:table-cell>
          <table:table-cell table:formula="of:=[.E12]/(0.000125*32)" office:value-type="float" office:value="2000">
            <text:p>200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2]+1" office:value-type="float" office:value="8">
            <text:p>8</text:p>
          </table:table-cell>
          <table:table-cell table:formula="of:=[.A13]*[.$B$3]/32" office:value-type="float" office:value="1">
            <text:p>1.0000</text:p>
          </table:table-cell>
          <table:table-cell table:formula="of:=SIN(2*PI()*[.B13])" office:value-type="float" office:value="-2.44929359829471E-016">
            <text:p>0.0000</text:p>
          </table:table-cell>
          <table:table-cell table:formula="of:=DEC2HEX(0.5+([.C13]*0.5*126);2)" office:value-type="string" office:string-value="00">
            <text:p>00</text:p>
          </table:table-cell>
          <table:table-cell table:formula="of:=1+[.E12]" office:value-type="float" office:value="9">
            <text:p>9</text:p>
          </table:table-cell>
          <table:table-cell table:formula="of:=[.E13]/(0.000125*32)" office:value-type="float" office:value="2250">
            <text:p>225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3]+1" office:value-type="float" office:value="9">
            <text:p>9</text:p>
          </table:table-cell>
          <table:table-cell table:formula="of:=[.A14]*[.$B$3]/32" office:value-type="float" office:value="1.125">
            <text:p>1.1250</text:p>
          </table:table-cell>
          <table:table-cell table:formula="of:=SIN(2*PI()*[.B14])" office:value-type="float" office:value="0.707106781186547">
            <text:p>0.7071</text:p>
          </table:table-cell>
          <table:table-cell table:formula="of:=DEC2HEX(0.5+([.C14]*0.5*126);2)" office:value-type="string" office:string-value="2D">
            <text:p>2D</text:p>
          </table:table-cell>
          <table:table-cell table:formula="of:=1+[.E13]" office:value-type="float" office:value="10">
            <text:p>10</text:p>
          </table:table-cell>
          <table:table-cell table:formula="of:=[.E14]/(0.000125*32)" office:value-type="float" office:value="2500">
            <text:p>2500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4]+1" office:value-type="float" office:value="10">
            <text:p>10</text:p>
          </table:table-cell>
          <table:table-cell table:formula="of:=[.A15]*[.$B$3]/32" office:value-type="float" office:value="1.25">
            <text:p>1.2500</text:p>
          </table:table-cell>
          <table:table-cell table:formula="of:=SIN(2*PI()*[.B15])" office:value-type="float" office:value="1">
            <text:p>1.0000</text:p>
          </table:table-cell>
          <table:table-cell table:formula="of:=DEC2HEX(0.5+([.C15]*0.5*126);2)" office:value-type="string" office:string-value="3F">
            <text:p>3F</text:p>
          </table:table-cell>
          <table:table-cell table:formula="of:=1+[.E14]" office:value-type="float" office:value="11">
            <text:p>11</text:p>
          </table:table-cell>
          <table:table-cell table:formula="of:=[.E15]/(0.000125*32)" office:value-type="float" office:value="2750">
            <text:p>275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15]+1" office:value-type="float" office:value="11">
            <text:p>11</text:p>
          </table:table-cell>
          <table:table-cell table:formula="of:=[.A16]*[.$B$3]/32" office:value-type="float" office:value="1.375">
            <text:p>1.3750</text:p>
          </table:table-cell>
          <table:table-cell table:formula="of:=SIN(2*PI()*[.B16])" office:value-type="float" office:value="0.707106781186548">
            <text:p>0.7071</text:p>
          </table:table-cell>
          <table:table-cell table:formula="of:=DEC2HEX(0.5+([.C16]*0.5*126);2)" office:value-type="string" office:string-value="2D">
            <text:p>2D</text:p>
          </table:table-cell>
          <table:table-cell table:formula="of:=1+[.E15]" office:value-type="float" office:value="12">
            <text:p>12</text:p>
          </table:table-cell>
          <table:table-cell table:formula="of:=[.E16]/(0.000125*32)" office:value-type="float" office:value="3000">
            <text:p>300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16]+1" office:value-type="float" office:value="12">
            <text:p>12</text:p>
          </table:table-cell>
          <table:table-cell table:formula="of:=[.A17]*[.$B$3]/32" office:value-type="float" office:value="1.5">
            <text:p>1.5000</text:p>
          </table:table-cell>
          <table:table-cell table:formula="of:=SIN(2*PI()*[.B17])" office:value-type="float" office:value="3.67394039744206E-016">
            <text:p>0.0000</text:p>
          </table:table-cell>
          <table:table-cell table:formula="of:=DEC2HEX(0.5+([.C17]*0.5*126);2)" office:value-type="string" office:string-value="00">
            <text:p>00</text:p>
          </table:table-cell>
          <table:table-cell table:formula="of:=1+[.E16]" office:value-type="float" office:value="13">
            <text:p>13</text:p>
          </table:table-cell>
          <table:table-cell table:formula="of:=[.E17]/(0.000125*32)" office:value-type="float" office:value="3250">
            <text:p>325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17]+1" office:value-type="float" office:value="13">
            <text:p>13</text:p>
          </table:table-cell>
          <table:table-cell table:formula="of:=[.A18]*[.$B$3]/32" office:value-type="float" office:value="1.625">
            <text:p>1.6250</text:p>
          </table:table-cell>
          <table:table-cell table:formula="of:=SIN(2*PI()*[.B18])" office:value-type="float" office:value="-0.707106781186548">
            <text:p>-0.7071</text:p>
          </table:table-cell>
          <table:table-cell table:formula="of:=DEC2HEX(0.5+([.C18]*0.5*126);2)" office:value-type="string" office:string-value="FFFFFFFFD3">
            <text:p>FFFFFFFFD3</text:p>
          </table:table-cell>
          <table:table-cell table:formula="of:=1+[.E17]" office:value-type="float" office:value="14">
            <text:p>14</text:p>
          </table:table-cell>
          <table:table-cell table:formula="of:=[.E18]/(0.000125*32)" office:value-type="float" office:value="3500">
            <text:p>350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18]+1" office:value-type="float" office:value="14">
            <text:p>14</text:p>
          </table:table-cell>
          <table:table-cell table:formula="of:=[.A19]*[.$B$3]/32" office:value-type="float" office:value="1.75">
            <text:p>1.7500</text:p>
          </table:table-cell>
          <table:table-cell table:formula="of:=SIN(2*PI()*[.B19])" office:value-type="float" office:value="-1">
            <text:p>-1.0000</text:p>
          </table:table-cell>
          <table:table-cell table:formula="of:=DEC2HEX(0.5+([.C19]*0.5*126);2)" office:value-type="string" office:string-value="FFFFFFFFC1">
            <text:p>FFFFFFFFC1</text:p>
          </table:table-cell>
          <table:table-cell table:formula="of:=1+[.E18]" office:value-type="float" office:value="15">
            <text:p>15</text:p>
          </table:table-cell>
          <table:table-cell table:formula="of:=[.E19]/(0.000125*32)" office:value-type="float" office:value="3750">
            <text:p>375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19]+1" office:value-type="float" office:value="15">
            <text:p>15</text:p>
          </table:table-cell>
          <table:table-cell table:formula="of:=[.A20]*[.$B$3]/32" office:value-type="float" office:value="1.875">
            <text:p>1.8750</text:p>
          </table:table-cell>
          <table:table-cell table:formula="of:=SIN(2*PI()*[.B20])" office:value-type="float" office:value="-0.707106781186548">
            <text:p>-0.7071</text:p>
          </table:table-cell>
          <table:table-cell table:formula="of:=DEC2HEX(0.5+([.C20]*0.5*126);2)" office:value-type="string" office:string-value="FFFFFFFFD3">
            <text:p>FFFFFFFFD3</text:p>
          </table:table-cell>
          <table:table-cell table:formula="of:=1+[.E19]" office:value-type="float" office:value="16">
            <text:p>16</text:p>
          </table:table-cell>
          <table:table-cell table:formula="of:=[.E20]/(0.000125*32)" office:value-type="float" office:value="4000">
            <text:p>4000</text:p>
          </table:table-cell>
          <table:table-cell table:style-name="ce7"/>
          <table:table-cell table:number-columns-repeated="5"/>
        </table:table-row>
        <table:table-row table:style-name="ro1">
          <table:table-cell table:formula="of:=[.A20]+1" office:value-type="float" office:value="16">
            <text:p>16</text:p>
          </table:table-cell>
          <table:table-cell table:formula="of:=[.A21]*[.$B$3]/32" office:value-type="float" office:value="2">
            <text:p>2.0000</text:p>
          </table:table-cell>
          <table:table-cell table:formula="of:=SIN(2*PI()*[.B21])" office:value-type="float" office:value="-4.89858719658941E-016">
            <text:p>0.0000</text:p>
          </table:table-cell>
          <table:table-cell table:formula="of:=DEC2HEX(0.5+([.C21]*0.5*126);2)" office:value-type="string" office:string-value="00">
            <text:p>0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f:=[.A21]+1" office:value-type="float" office:value="17">
            <text:p>17</text:p>
          </table:table-cell>
          <table:table-cell table:formula="of:=[.A22]*[.$B$3]/32" office:value-type="float" office:value="2.125">
            <text:p>2.1250</text:p>
          </table:table-cell>
          <table:table-cell table:formula="of:=SIN(2*PI()*[.B22])" office:value-type="float" office:value="0.707106781186548">
            <text:p>0.7071</text:p>
          </table:table-cell>
          <table:table-cell table:formula="of:=DEC2HEX(0.5+([.C22]*0.5*126);2)" office:value-type="string" office:string-value="2D">
            <text:p>2D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2]+1" office:value-type="float" office:value="18">
            <text:p>18</text:p>
          </table:table-cell>
          <table:table-cell table:formula="of:=[.A23]*[.$B$3]/32" office:value-type="float" office:value="2.25">
            <text:p>2.2500</text:p>
          </table:table-cell>
          <table:table-cell table:formula="of:=SIN(2*PI()*[.B23])" office:value-type="float" office:value="1">
            <text:p>1.0000</text:p>
          </table:table-cell>
          <table:table-cell table:formula="of:=DEC2HEX(0.5+([.C23]*0.5*126);2)" office:value-type="string" office:string-value="3F">
            <text:p>3F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3]+1" office:value-type="float" office:value="19">
            <text:p>19</text:p>
          </table:table-cell>
          <table:table-cell table:formula="of:=[.A24]*[.$B$3]/32" office:value-type="float" office:value="2.375">
            <text:p>2.3750</text:p>
          </table:table-cell>
          <table:table-cell table:formula="of:=SIN(2*PI()*[.B24])" office:value-type="float" office:value="0.707106781186549">
            <text:p>0.7071</text:p>
          </table:table-cell>
          <table:table-cell table:formula="of:=DEC2HEX(0.5+([.C24]*0.5*126);2)" office:value-type="string" office:string-value="2D">
            <text:p>2D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4]+1" office:value-type="float" office:value="20">
            <text:p>20</text:p>
          </table:table-cell>
          <table:table-cell table:formula="of:=[.A25]*[.$B$3]/32" office:value-type="float" office:value="2.5">
            <text:p>2.5000</text:p>
          </table:table-cell>
          <table:table-cell table:formula="of:=SIN(2*PI()*[.B25])" office:value-type="float" office:value="6.12323399573677E-016">
            <text:p>0.0000</text:p>
          </table:table-cell>
          <table:table-cell table:formula="of:=DEC2HEX(0.5+([.C25]*0.5*126);2)" office:value-type="string" office:string-value="00">
            <text:p>0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5]+1" office:value-type="float" office:value="21">
            <text:p>21</text:p>
          </table:table-cell>
          <table:table-cell table:formula="of:=[.A26]*[.$B$3]/32" office:value-type="float" office:value="2.625">
            <text:p>2.6250</text:p>
          </table:table-cell>
          <table:table-cell table:formula="of:=SIN(2*PI()*[.B26])" office:value-type="float" office:value="-0.707106781186548">
            <text:p>-0.7071</text:p>
          </table:table-cell>
          <table:table-cell table:formula="of:=DEC2HEX(0.5+([.C26]*0.5*126);2)" office:value-type="string" office:string-value="FFFFFFFFD3">
            <text:p>FFFFFFFFD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6]+1" office:value-type="float" office:value="22">
            <text:p>22</text:p>
          </table:table-cell>
          <table:table-cell table:formula="of:=[.A27]*[.$B$3]/32" office:value-type="float" office:value="2.75">
            <text:p>2.7500</text:p>
          </table:table-cell>
          <table:table-cell table:formula="of:=SIN(2*PI()*[.B27])" office:value-type="float" office:value="-1">
            <text:p>-1.0000</text:p>
          </table:table-cell>
          <table:table-cell table:formula="of:=DEC2HEX(0.5+([.C27]*0.5*126);2)" office:value-type="string" office:string-value="FFFFFFFFC1">
            <text:p>FFFFFFFFC1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7]+1" office:value-type="float" office:value="23">
            <text:p>23</text:p>
          </table:table-cell>
          <table:table-cell table:formula="of:=[.A28]*[.$B$3]/32" office:value-type="float" office:value="2.875">
            <text:p>2.8750</text:p>
          </table:table-cell>
          <table:table-cell table:formula="of:=SIN(2*PI()*[.B28])" office:value-type="float" office:value="-0.707106781186549">
            <text:p>-0.7071</text:p>
          </table:table-cell>
          <table:table-cell table:formula="of:=DEC2HEX(0.5+([.C28]*0.5*126);2)" office:value-type="string" office:string-value="FFFFFFFFD3">
            <text:p>FFFFFFFFD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8]+1" office:value-type="float" office:value="24">
            <text:p>24</text:p>
          </table:table-cell>
          <table:table-cell table:formula="of:=[.A29]*[.$B$3]/32" office:value-type="float" office:value="3">
            <text:p>3.0000</text:p>
          </table:table-cell>
          <table:table-cell table:formula="of:=SIN(2*PI()*[.B29])" office:value-type="float" office:value="-7.34788079488412E-016">
            <text:p>0.0000</text:p>
          </table:table-cell>
          <table:table-cell table:formula="of:=DEC2HEX(0.5+([.C29]*0.5*126);2)" office:value-type="string" office:string-value="00">
            <text:p>0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29]+1" office:value-type="float" office:value="25">
            <text:p>25</text:p>
          </table:table-cell>
          <table:table-cell table:formula="of:=[.A30]*[.$B$3]/32" office:value-type="float" office:value="3.125">
            <text:p>3.1250</text:p>
          </table:table-cell>
          <table:table-cell table:formula="of:=SIN(2*PI()*[.B30])" office:value-type="float" office:value="0.707106781186548">
            <text:p>0.7071</text:p>
          </table:table-cell>
          <table:table-cell table:formula="of:=DEC2HEX(0.5+([.C30]*0.5*126);2)" office:value-type="string" office:string-value="2D">
            <text:p>2D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0]+1" office:value-type="float" office:value="26">
            <text:p>26</text:p>
          </table:table-cell>
          <table:table-cell table:formula="of:=[.A31]*[.$B$3]/32" office:value-type="float" office:value="3.25">
            <text:p>3.2500</text:p>
          </table:table-cell>
          <table:table-cell table:formula="of:=SIN(2*PI()*[.B31])" office:value-type="float" office:value="1">
            <text:p>1.0000</text:p>
          </table:table-cell>
          <table:table-cell table:formula="of:=DEC2HEX(0.5+([.C31]*0.5*126);2)" office:value-type="string" office:string-value="3F">
            <text:p>3F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1]+1" office:value-type="float" office:value="27">
            <text:p>27</text:p>
          </table:table-cell>
          <table:table-cell table:formula="of:=[.A32]*[.$B$3]/32" office:value-type="float" office:value="3.375">
            <text:p>3.3750</text:p>
          </table:table-cell>
          <table:table-cell table:formula="of:=SIN(2*PI()*[.B32])" office:value-type="float" office:value="0.707106781186549">
            <text:p>0.7071</text:p>
          </table:table-cell>
          <table:table-cell table:formula="of:=DEC2HEX(0.5+([.C32]*0.5*126);2)" office:value-type="string" office:string-value="2D">
            <text:p>2D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2]+1" office:value-type="float" office:value="28">
            <text:p>28</text:p>
          </table:table-cell>
          <table:table-cell table:formula="of:=[.A33]*[.$B$3]/32" office:value-type="float" office:value="3.5">
            <text:p>3.5000</text:p>
          </table:table-cell>
          <table:table-cell table:formula="of:=SIN(2*PI()*[.B33])" office:value-type="float" office:value="8.57252759403147E-016">
            <text:p>0.0000</text:p>
          </table:table-cell>
          <table:table-cell table:formula="of:=DEC2HEX(0.5+([.C33]*0.5*126);2)" office:value-type="string" office:string-value="00">
            <text:p>0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3]+1" office:value-type="float" office:value="29">
            <text:p>29</text:p>
          </table:table-cell>
          <table:table-cell table:formula="of:=[.A34]*[.$B$3]/32" office:value-type="float" office:value="3.625">
            <text:p>3.6250</text:p>
          </table:table-cell>
          <table:table-cell table:formula="of:=SIN(2*PI()*[.B34])" office:value-type="float" office:value="-0.707106781186548">
            <text:p>-0.7071</text:p>
          </table:table-cell>
          <table:table-cell table:formula="of:=DEC2HEX(0.5+([.C34]*0.5*126);2)" office:value-type="string" office:string-value="FFFFFFFFD3">
            <text:p>FFFFFFFFD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4]+1" office:value-type="float" office:value="30">
            <text:p>30</text:p>
          </table:table-cell>
          <table:table-cell table:formula="of:=[.A35]*[.$B$3]/32" office:value-type="float" office:value="3.75">
            <text:p>3.7500</text:p>
          </table:table-cell>
          <table:table-cell table:formula="of:=SIN(2*PI()*[.B35])" office:value-type="float" office:value="-1">
            <text:p>-1.0000</text:p>
          </table:table-cell>
          <table:table-cell table:formula="of:=DEC2HEX(0.5+([.C35]*0.5*126);2)" office:value-type="string" office:string-value="FFFFFFFFC1">
            <text:p>FFFFFFFFC1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formula="of:=[.A35]+1" office:value-type="float" office:value="31">
            <text:p>31</text:p>
          </table:table-cell>
          <table:table-cell table:formula="of:=[.A36]*[.$B$3]/32" office:value-type="float" office:value="3.875">
            <text:p>3.8750</text:p>
          </table:table-cell>
          <table:table-cell table:formula="of:=SIN(2*PI()*[.B36])" office:value-type="float" office:value="-0.707106781186549">
            <text:p>-0.7071</text:p>
          </table:table-cell>
          <table:table-cell table:formula="of:=DEC2HEX(0.5+([.C36]*0.5*126);2)" office:value-type="string" office:string-value="FFFFFFFFD3">
            <text:p>FFFFFFFFD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9" table:formula="of:=[.A36]+1" office:value-type="float" office:value="32">
            <text:p>32</text:p>
          </table:table-cell>
          <table:table-cell table:style-name="ce11" table:formula="of:=[.A37]*[.$B$3]/32" office:value-type="float" office:value="4">
            <text:p>4.0000</text:p>
          </table:table-cell>
          <table:table-cell table:style-name="ce11" table:formula="of:=SIN(2*PI()*[.B37])" office:value-type="float" office:value="-9.79717439317883E-016">
            <text:p>0.0000</text:p>
          </table:table-cell>
          <table:table-cell table:formula="of:=DEC2HEX(0.5+([.C37]*0.5*126);2)" office:value-type="string" office:string-value="00">
            <text:p>0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6" office:value-type="string">
            <text:p>Freq</text:p>
          </table:table-cell>
          <table:table-cell table:style-name="ce7" office:value-type="float" office:value="750">
            <text:p>75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50">
            <text:p>1250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750">
            <text:p>1750</text:p>
          </table:table-cell>
          <table:table-cell table:style-name="ce7" office:value-type="float" office:value="2000">
            <text:p>2000</text:p>
          </table:table-cell>
          <table:table-cell table:style-name="ce7" office:value-type="float" office:value="2250">
            <text:p>2250</text:p>
          </table:table-cell>
          <table:table-cell table:style-name="ce7" office:value-type="float" office:value="2500">
            <text:p>2500</text:p>
          </table:table-cell>
          <table:table-cell table:style-name="ce7" office:value-type="float" office:value="2750">
            <text:p>2750</text:p>
          </table:table-cell>
          <table:table-cell table:style-name="ce7" office:value-type="float" office:value="3000">
            <text:p>3000</text:p>
          </table:table-cell>
          <table:table-cell table:style-name="ce7" office:value-type="float" office:value="3250">
            <text:p>3250</text:p>
          </table:table-cell>
        </table:table-row>
        <table:table-row table:style-name="ro1">
          <table:table-cell table:style-name="ce7" office:value-type="string">
            <text:p>n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table:style-name="ce6" office:value-type="string">
            <text:p>00</text:p>
          </table:table-cell>
          <table:table-cell office:value-type="string">
            <text:p>00</text:p>
          </table:table-cell>
          <table:table-cell table:number-columns-repeated="2" table:style-name="ce6" office:value-type="string">
            <text:p>00</text:p>
          </table:table-cell>
          <table:table-cell office:value-type="string">
            <text:p>00</text:p>
          </table:table-cell>
          <table:table-cell table:number-columns-repeated="5" table:style-name="ce6" office:value-type="string">
            <text:p>00</text:p>
          </table:table-cell>
        </table:table-row>
        <table:table-row table:style-name="ro1">
          <table:table-cell table:formula="of:=[.A41]+1" office:value-type="float" office:value="1">
            <text:p>1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2D</text:p>
          </table:table-cell>
          <table:table-cell office:value-type="string">
            <text:p>34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3E</text:p>
          </table:table-cell>
          <table:table-cell office:value-type="string">
            <text:p>3F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23</text:p>
          </table:table-cell>
        </table:table-row>
        <table:table-row table:style-name="ro1">
          <table:table-cell table:formula="of:=[.A42]+1" office:value-type="float" office:value="2">
            <text:p>2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3F</text:p>
          </table:table-cell>
          <table:table-cell office:value-type="string">
            <text:p>3A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18</text:p>
          </table:table-cell>
          <table:table-cell office:value-type="string">
            <text:p>00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6</text:p>
          </table:table-cell>
        </table:table-row>
        <table:table-row table:style-name="ro1">
          <table:table-cell table:formula="of:=[.A43]+1" office:value-type="float" office:value="3">
            <text:p>3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2D</text:p>
          </table:table-cell>
          <table:table-cell office:value-type="string">
            <text:p>0C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CC</text:p>
          </table:table-cell>
          <table:table-cell office:value-type="string">
            <text:p>C1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3E</text:p>
          </table:table-cell>
        </table:table-row>
        <table:table-row table:style-name="ro1">
          <table:table-cell table:formula="of:=[.A44]+1" office:value-type="float" office:value="4">
            <text:p>4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00</text:p>
          </table:table-cell>
          <table:table-cell office:value-type="string">
            <text:p>D3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D3</text:p>
          </table:table-cell>
          <table:table-cell office:value-type="string">
            <text:p>00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D3</text:p>
          </table:table-cell>
        </table:table-row>
        <table:table-row table:style-name="ro1">
          <table:table-cell table:formula="of:=[.A45]+1" office:value-type="float" office:value="5">
            <text:p>5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D3</text:p>
          </table:table-cell>
          <table:table-cell office:value-type="string">
            <text:p>C2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23</text:p>
          </table:table-cell>
          <table:table-cell office:value-type="string">
            <text:p>3F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0C</text:p>
          </table:table-cell>
        </table:table-row>
        <table:table-row table:style-name="ro1">
          <table:table-cell table:formula="of:=[.A46]+1" office:value-type="float" office:value="6">
            <text:p>6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C1</text:p>
          </table:table-cell>
          <table:table-cell office:value-type="string">
            <text:p>E8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3A</text:p>
          </table:table-cell>
          <table:table-cell office:value-type="string">
            <text:p>00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18</text:p>
          </table:table-cell>
        </table:table-row>
        <table:table-row table:style-name="ro1">
          <table:table-cell table:formula="of:=[.A47]+1" office:value-type="float" office:value="7">
            <text:p>7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D3</text:p>
          </table:table-cell>
          <table:table-cell office:value-type="string">
            <text:p>23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F4</text:p>
          </table:table-cell>
          <table:table-cell office:value-type="string">
            <text:p>C1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CC</text:p>
          </table:table-cell>
        </table:table-row>
        <table:table-row table:style-name="ro1">
          <table:table-cell table:formula="of:=[.A48]+1" office:value-type="float" office:value="8">
            <text:p>8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0</text:p>
          </table:table-cell>
          <table:table-cell office:value-type="string">
            <text:p>3F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C1</text:p>
          </table:table-cell>
          <table:table-cell office:value-type="string">
            <text:p>00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3F</text:p>
          </table:table-cell>
        </table:table-row>
        <table:table-row table:style-name="ro1">
          <table:table-cell table:formula="of:=[.A49]+1" office:value-type="float" office:value="9">
            <text:p>9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2D</text:p>
          </table:table-cell>
          <table:table-cell office:value-type="string">
            <text:p>23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F4</text:p>
          </table:table-cell>
          <table:table-cell office:value-type="string">
            <text:p>3F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CC</text:p>
          </table:table-cell>
        </table:table-row>
        <table:table-row table:style-name="ro1">
          <table:table-cell table:formula="of:=[.A50]+1" office:value-type="float" office:value="10">
            <text:p>10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3F</text:p>
          </table:table-cell>
          <table:table-cell office:value-type="string">
            <text:p>E8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3A</text:p>
          </table:table-cell>
          <table:table-cell office:value-type="string">
            <text:p>00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18</text:p>
          </table:table-cell>
        </table:table-row>
        <table:table-row table:style-name="ro1">
          <table:table-cell table:formula="of:=[.A51]+1" office:value-type="float" office:value="11">
            <text:p>11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2D</text:p>
          </table:table-cell>
          <table:table-cell office:value-type="string">
            <text:p>C2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23</text:p>
          </table:table-cell>
          <table:table-cell office:value-type="string">
            <text:p>C1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0C</text:p>
          </table:table-cell>
        </table:table-row>
        <table:table-row table:style-name="ro1">
          <table:table-cell table:formula="of:=[.A52]+1" office:value-type="float" office:value="12">
            <text:p>12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00</text:p>
          </table:table-cell>
          <table:table-cell office:value-type="string">
            <text:p>D3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D3</text:p>
          </table:table-cell>
          <table:table-cell office:value-type="string">
            <text:p>00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D3</text:p>
          </table:table-cell>
        </table:table-row>
        <table:table-row table:style-name="ro1">
          <table:table-cell table:formula="of:=[.A53]+1" office:value-type="float" office:value="13">
            <text:p>13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D3</text:p>
          </table:table-cell>
          <table:table-cell office:value-type="string">
            <text:p>0C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CC</text:p>
          </table:table-cell>
          <table:table-cell office:value-type="string">
            <text:p>3F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3E</text:p>
          </table:table-cell>
        </table:table-row>
        <table:table-row table:style-name="ro1">
          <table:table-cell table:formula="of:=[.A54]+1" office:value-type="float" office:value="14">
            <text:p>14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C1</text:p>
          </table:table-cell>
          <table:table-cell office:value-type="string">
            <text:p>3A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18</text:p>
          </table:table-cell>
          <table:table-cell office:value-type="string">
            <text:p>00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C6</text:p>
          </table:table-cell>
        </table:table-row>
        <table:table-row table:style-name="ro1">
          <table:table-cell table:formula="of:=[.A55]+1" office:value-type="float" office:value="15">
            <text:p>15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D3</text:p>
          </table:table-cell>
          <table:table-cell office:value-type="string">
            <text:p>34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3E</text:p>
          </table:table-cell>
          <table:table-cell office:value-type="string">
            <text:p>C1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23</text:p>
          </table:table-cell>
        </table:table-row>
        <table:table-row table:style-name="ro1">
          <table:table-cell table:formula="of:=[.A56]+1" office:value-type="float" office:value="16">
            <text:p>16</text:p>
          </table:table-cell>
          <table:table-cell table:number-columns-repeated="2" table:style-name="ce6" office:value-type="string">
            <text:p>00</text:p>
          </table:table-cell>
          <table:table-cell office:value-type="string">
            <text:p>00</text:p>
          </table:table-cell>
          <table:table-cell table:number-columns-repeated="2" table:style-name="ce6" office:value-type="string">
            <text:p>00</text:p>
          </table:table-cell>
          <table:table-cell office:value-type="string">
            <text:p>00</text:p>
          </table:table-cell>
          <table:table-cell table:number-columns-repeated="5" table:style-name="ce6" office:value-type="string">
            <text:p>00</text:p>
          </table:table-cell>
        </table:table-row>
        <table:table-row table:style-name="ro1">
          <table:table-cell table:formula="of:=[.A57]+1" office:value-type="float" office:value="17">
            <text:p>17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2D</text:p>
          </table:table-cell>
          <table:table-cell office:value-type="string">
            <text:p>CC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C2</text:p>
          </table:table-cell>
          <table:table-cell office:value-type="string">
            <text:p>3F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DD</text:p>
          </table:table-cell>
        </table:table-row>
        <table:table-row table:style-name="ro1">
          <table:table-cell table:formula="of:=[.A58]+1" office:value-type="float" office:value="18">
            <text:p>18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3F</text:p>
          </table:table-cell>
          <table:table-cell office:value-type="string">
            <text:p>C6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E8</text:p>
          </table:table-cell>
          <table:table-cell office:value-type="string">
            <text:p>00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3A</text:p>
          </table:table-cell>
        </table:table-row>
        <table:table-row table:style-name="ro1">
          <table:table-cell table:formula="of:=[.A59]+1" office:value-type="float" office:value="19">
            <text:p>19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2D</text:p>
          </table:table-cell>
          <table:table-cell office:value-type="string">
            <text:p>F4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34</text:p>
          </table:table-cell>
          <table:table-cell office:value-type="string">
            <text:p>C1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C2</text:p>
          </table:table-cell>
        </table:table-row>
        <table:table-row table:style-name="ro1">
          <table:table-cell table:formula="of:=[.A60]+1" office:value-type="float" office:value="20">
            <text:p>20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00</text:p>
          </table:table-cell>
          <table:table-cell office:value-type="string">
            <text:p>2D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2D</text:p>
          </table:table-cell>
          <table:table-cell office:value-type="string">
            <text:p>00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2D</text:p>
          </table:table-cell>
        </table:table-row>
        <table:table-row table:style-name="ro1">
          <table:table-cell table:formula="of:=[.A61]+1" office:value-type="float" office:value="21">
            <text:p>21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D3</text:p>
          </table:table-cell>
          <table:table-cell office:value-type="string">
            <text:p>3E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DD</text:p>
          </table:table-cell>
          <table:table-cell office:value-type="string">
            <text:p>3F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F4</text:p>
          </table:table-cell>
        </table:table-row>
        <table:table-row table:style-name="ro1">
          <table:table-cell table:formula="of:=[.A62]+1" office:value-type="float" office:value="22">
            <text:p>22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C1</text:p>
          </table:table-cell>
          <table:table-cell office:value-type="string">
            <text:p>18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C6</text:p>
          </table:table-cell>
          <table:table-cell office:value-type="string">
            <text:p>00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E8</text:p>
          </table:table-cell>
        </table:table-row>
        <table:table-row table:style-name="ro1">
          <table:table-cell table:formula="of:=[.A63]+1" office:value-type="float" office:value="23">
            <text:p>23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D3</text:p>
          </table:table-cell>
          <table:table-cell office:value-type="string">
            <text:p>DD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0C</text:p>
          </table:table-cell>
          <table:table-cell office:value-type="string">
            <text:p>C1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34</text:p>
          </table:table-cell>
        </table:table-row>
        <table:table-row table:style-name="ro1">
          <table:table-cell table:formula="of:=[.A64]+1" office:value-type="float" office:value="24">
            <text:p>24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00</text:p>
          </table:table-cell>
          <table:table-cell office:value-type="string">
            <text:p>C1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3F</text:p>
          </table:table-cell>
          <table:table-cell office:value-type="string">
            <text:p>00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C1</text:p>
          </table:table-cell>
        </table:table-row>
        <table:table-row table:style-name="ro1">
          <table:table-cell table:formula="of:=[.A65]+1" office:value-type="float" office:value="25">
            <text:p>25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2D</text:p>
          </table:table-cell>
          <table:table-cell office:value-type="string">
            <text:p>DD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0C</text:p>
          </table:table-cell>
          <table:table-cell office:value-type="string">
            <text:p>3F</text:p>
          </table:table-cell>
          <table:table-cell table:style-name="ce6" office:value-type="string">
            <text:p>0C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34</text:p>
          </table:table-cell>
        </table:table-row>
        <table:table-row table:style-name="ro1">
          <table:table-cell table:formula="of:=[.A66]+1" office:value-type="float" office:value="26">
            <text:p>26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3F</text:p>
          </table:table-cell>
          <table:table-cell office:value-type="string">
            <text:p>18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C6</text:p>
          </table:table-cell>
          <table:table-cell office:value-type="string">
            <text:p>00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E8</text:p>
          </table:table-cell>
        </table:table-row>
        <table:table-row table:style-name="ro1">
          <table:table-cell table:formula="of:=[.A67]+1" office:value-type="float" office:value="27">
            <text:p>27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2D</text:p>
          </table:table-cell>
          <table:table-cell office:value-type="string">
            <text:p>3E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DD</text:p>
          </table:table-cell>
          <table:table-cell office:value-type="string">
            <text:p>C1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F4</text:p>
          </table:table-cell>
        </table:table-row>
        <table:table-row table:style-name="ro1">
          <table:table-cell table:formula="of:=[.A68]+1" office:value-type="float" office:value="28">
            <text:p>28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00</text:p>
          </table:table-cell>
          <table:table-cell office:value-type="string">
            <text:p>2D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2D</text:p>
          </table:table-cell>
          <table:table-cell office:value-type="string">
            <text:p>00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2D</text:p>
          </table:table-cell>
        </table:table-row>
        <table:table-row table:style-name="ro1">
          <table:table-cell table:formula="of:=[.A69]+1" office:value-type="float" office:value="29">
            <text:p>29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D3</text:p>
          </table:table-cell>
          <table:table-cell office:value-type="string">
            <text:p>F4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34</text:p>
          </table:table-cell>
          <table:table-cell office:value-type="string">
            <text:p>3F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F4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C2</text:p>
          </table:table-cell>
        </table:table-row>
        <table:table-row table:style-name="ro1">
          <table:table-cell table:formula="of:=[.A70]+1" office:value-type="float" office:value="30">
            <text:p>30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1</text:p>
          </table:table-cell>
          <table:table-cell office:value-type="string">
            <text:p>C6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E8</text:p>
          </table:table-cell>
          <table:table-cell office:value-type="string">
            <text:p>00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2D</text:p>
          </table:table-cell>
          <table:table-cell table:style-name="ce6" office:value-type="string">
            <text:p>3A</text:p>
          </table:table-cell>
          <table:table-cell table:style-name="ce6" office:value-type="string">
            <text:p>3F</text:p>
          </table:table-cell>
          <table:table-cell table:style-name="ce6" office:value-type="string">
            <text:p>3A</text:p>
          </table:table-cell>
        </table:table-row>
        <table:table-row table:style-name="ro1">
          <table:table-cell table:formula="of:=[.A71]+1" office:value-type="float" office:value="31">
            <text:p>31</text:p>
          </table:table-cell>
          <table:table-cell table:style-name="ce6" office:value-type="string">
            <text:p>DD</text:p>
          </table:table-cell>
          <table:table-cell table:style-name="ce6" office:value-type="string">
            <text:p>D3</text:p>
          </table:table-cell>
          <table:table-cell office:value-type="string">
            <text:p>CC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2</text:p>
          </table:table-cell>
          <table:table-cell office:value-type="string">
            <text:p>C1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DD</text:p>
          </table:table-cell>
        </table:table-row>
        <table:table-row table:style-name="ro1">
          <table:table-cell table:style-name="ce9" table:formula="of:=[.A72]+1" office:value-type="float" office:value="32">
            <text:p>32</text:p>
          </table:table-cell>
          <table:table-cell table:number-columns-repeated="11" table:style-name="ce12" office:value-type="string">
            <text:p>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DTMF.A17:DTMF.A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8/30/2014</text:date>, <text:time>16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4-07-08T14:44:08.08</meta:creation-date>
    <dc:date>2014-08-30T16:57:28.98</dc:date>
    <dc:creator>Chip </dc:creator>
    <meta:editing-duration>PT3H20M41S</meta:editing-duration>
    <meta:editing-cycles>10</meta:editing-cycles>
    <meta:generator>OpenOffice/4.1.0$Win32 OpenOffice.org_project/410m18$Build-9764</meta:generator>
    <meta:printed-by>Chip </meta:printed-by>
    <meta:print-date>2014-08-05T21:01:26.15</meta:print-date>
    <meta:document-statistic meta:table-count="3" meta:cell-count="814" meta:object-count="0"/>
  </office:meta>
</office:document-meta>
</file>